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1.5pt solid #000000"/>
    </style:style>
    <style:style style:name="P2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1.5pt solid #000000"/>
      <style:text-properties officeooo:paragraph-rsid="0004b4d4"/>
    </style:style>
    <style:style style:name="P3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1.5pt solid #000000"/>
      <style:text-properties fo:color="#538135" loext:opacity="100%" style:font-name="Arial1" fo:font-size="1pt" fo:font-weight="bold" style:font-size-asian="1pt" style:font-weight-asian="bold" style:font-name-complex="Arial4"/>
    </style:style>
    <style:style style:name="P4" style:family="paragraph" style:parent-style-name="Standard">
      <style:paragraph-properties fo:line-height="100%"/>
      <style:text-properties style:font-name="Arial1" fo:font-weight="bold" style:font-weight-asian="bold" style:font-name-complex="Arial4"/>
    </style:style>
    <style:style style:name="P5" style:family="paragraph" style:parent-style-name="Standard">
      <style:paragraph-properties fo:line-height="100%"/>
      <style:text-properties style:font-name="Arial1" style:font-name-complex="Arial4"/>
    </style:style>
    <style:style style:name="P6" style:family="paragraph" style:parent-style-name="List_20_Paragraph" style:list-style-name="WWNum3">
      <style:paragraph-properties fo:line-height="100%"/>
    </style:style>
    <style:style style:name="P7" style:family="paragraph" style:parent-style-name="List_20_Paragraph" style:list-style-name="WWNum4">
      <style:paragraph-properties fo:line-height="100%"/>
    </style:style>
    <style:style style:name="P8" style:family="paragraph" style:parent-style-name="List_20_Paragraph" style:list-style-name="WWNum5">
      <style:paragraph-properties fo:line-height="100%"/>
      <style:text-properties style:font-name="Arial1" fo:font-weight="bold" style:font-weight-asian="bold" style:font-name-complex="Arial4"/>
    </style:style>
    <style:style style:name="P9" style:family="paragraph" style:parent-style-name="List_20_Paragraph" style:list-style-name="WWNum2">
      <style:paragraph-properties fo:line-height="100%"/>
      <style:text-properties style:font-name="Arial1" fo:font-weight="bold" style:font-weight-asian="bold" style:font-name-complex="Arial4"/>
    </style:style>
    <style:style style:name="P10" style:family="paragraph" style:parent-style-name="List_20_Paragraph" style:list-style-name="WWNum5">
      <style:paragraph-properties fo:line-height="100%"/>
      <style:text-properties style:font-name="Arial1" style:font-name-complex="Arial4"/>
    </style:style>
    <style:style style:name="P11" style:family="paragraph" style:parent-style-name="List_20_Paragraph" style:list-style-name="WWNum2">
      <style:paragraph-properties fo:line-height="100%"/>
      <style:text-properties style:font-name="Arial1" style:font-name-complex="Arial4"/>
    </style:style>
    <style:style style:name="P12" style:family="paragraph" style:parent-style-name="List_20_Paragraph" style:list-style-name="WWNum4">
      <style:paragraph-properties fo:line-height="100%"/>
      <style:text-properties style:font-name="Arial1" style:font-name-complex="Arial4"/>
    </style:style>
    <style:style style:name="P13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1.5pt solid #000000"/>
      <style:text-properties style:font-name="Arial1" style:font-name-complex="Arial4"/>
    </style:style>
    <style:style style:name="P14" style:family="paragraph" style:parent-style-name="Standard">
      <style:paragraph-properties fo:line-height="100%"/>
      <style:text-properties style:font-name="Arial1" fo:font-weight="bold" style:font-weight-asian="bold" style:font-name-complex="Arial4"/>
    </style:style>
    <style:style style:name="P15" style:family="paragraph" style:parent-style-name="Standard">
      <style:paragraph-properties fo:line-height="100%"/>
      <style:text-properties fo:color="#538135" loext:opacity="100%" style:font-name="Arial1" fo:font-weight="bold" style:font-weight-asian="bold" style:font-name-complex="Arial4"/>
    </style:style>
    <style:style style:name="P16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1.5pt solid #000000"/>
      <style:text-properties officeooo:paragraph-rsid="0004b4d4"/>
    </style:style>
    <style:style style:name="P17" style:family="paragraph" style:parent-style-name="Standard">
      <style:paragraph-properties fo:line-height="100%" fo:text-align="start" style:justify-single-word="false" fo:padding-left="0in" fo:padding-right="0in" fo:padding-top="0in" fo:padding-bottom="0.0138in" fo:border-left="none" fo:border-right="none" fo:border-top="none" fo:border-bottom="1.5pt solid #000000"/>
      <style:text-properties fo:color="#127622" loext:opacity="100%"/>
    </style:style>
    <style:style style:name="P18" style:family="paragraph">
      <loext:graphic-properties draw:fill-color="#000000"/>
      <style:paragraph-properties fo:text-align="center"/>
      <style:text-properties fo:font-size="11pt"/>
    </style:style>
    <style:style style:name="P19" style:family="paragraph">
      <style:paragraph-properties fo:line-height="115%"/>
    </style:style>
    <style:style style:name="P20" style:family="paragraph">
      <loext:graphic-properties draw:fill="none" draw:fill-color="#ffffff"/>
      <style:paragraph-properties fo:line-height="115%" style:writing-mode="lr-tb"/>
      <style:text-properties fo:font-size="11pt"/>
    </style:style>
    <style:style style:name="P21" style:family="paragraph">
      <style:paragraph-properties fo:line-height="115%"/>
      <style:text-properties style:font-name="F" fo:font-size="12pt"/>
    </style:style>
    <style:style style:name="P22" style:family="paragraph">
      <style:paragraph-properties fo:line-height="115%"/>
      <style:text-properties style:font-name="Arial1" fo:font-size="12pt" style:font-name-complex="Arial1"/>
    </style:style>
    <style:style style:name="P23" style:family="paragraph">
      <loext:graphic-properties draw:fill="none" draw:fill-color="#ffffff"/>
      <style:paragraph-properties fo:line-height="115%" style:writing-mode="lr-tb"/>
      <style:text-properties style:font-name="Arial3" fo:font-size="11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Arial3" fo:font-size="11pt"/>
    </style:style>
    <style:style style:name="T1" style:family="text">
      <style:text-properties fo:color="#538135" loext:opacity="100%" style:font-name="Arial1" fo:font-size="22pt" fo:font-weight="bold" style:font-size-asian="22pt" style:font-weight-asian="bold" style:font-name-complex="Arial4"/>
    </style:style>
    <style:style style:name="T2" style:family="text">
      <style:text-properties fo:color="#538135" loext:opacity="100%" style:font-name="Arial1" fo:font-size="12pt" style:font-size-asian="12pt" style:font-name-complex="Arial4"/>
    </style:style>
    <style:style style:name="T3" style:family="text">
      <style:text-properties fo:color="#538135" loext:opacity="100%" style:font-name="Arial1" fo:font-size="12pt" fo:font-weight="bold" style:font-size-asian="12pt" style:font-weight-asian="bold" style:font-name-complex="Arial4" style:font-weight-complex="bold"/>
    </style:style>
    <style:style style:name="T4" style:family="text">
      <style:text-properties fo:color="#538135" loext:opacity="100%" style:font-name="Arial1" fo:font-weight="bold" style:font-weight-asian="bold" style:font-name-complex="Arial4"/>
    </style:style>
    <style:style style:name="T5" style:family="text">
      <style:text-properties style:font-name="Arial1" fo:font-size="10pt" style:font-size-asian="10pt" style:font-name-complex="Arial4"/>
    </style:style>
    <style:style style:name="T6" style:family="text">
      <style:text-properties style:font-name="Arial1" fo:font-size="10pt" officeooo:rsid="0002bbe3" style:font-size-asian="10pt" style:font-name-complex="Arial4"/>
    </style:style>
    <style:style style:name="T7" style:family="text">
      <style:text-properties style:font-name="Arial1" fo:font-size="12pt" fo:font-weight="bold" style:font-size-asian="12pt" style:font-weight-asian="bold" style:font-name-complex="Arial4"/>
    </style:style>
    <style:style style:name="T8" style:family="text">
      <style:text-properties style:font-name="Arial1" fo:font-size="12pt" fo:font-weight="bold" style:font-size-asian="12pt" style:font-weight-asian="bold" style:font-name-complex="Arial4" style:font-weight-complex="bold"/>
    </style:style>
    <style:style style:name="T9" style:family="text">
      <style:text-properties style:font-name="Arial1" fo:font-size="12pt" style:font-size-asian="12pt" style:font-name-complex="Arial4"/>
    </style:style>
    <style:style style:name="T10" style:family="text">
      <style:text-properties style:font-name="Arial1" fo:font-weight="bold" style:font-weight-asian="bold" style:font-name-complex="Arial4"/>
    </style:style>
    <style:style style:name="T11" style:family="text">
      <style:text-properties style:font-name="Arial1" style:font-name-complex="Arial4"/>
    </style:style>
    <style:style style:name="T12" style:family="text">
      <style:text-properties style:font-name="Arial1" fo:font-style="italic" style:font-style-asian="italic" style:font-name-complex="Arial4"/>
    </style:style>
    <style:style style:name="T13" style:family="text">
      <style:text-properties style:font-name="Arial1" fo:font-size="28pt" officeooo:rsid="0002bbe3" style:font-size-asian="24.5pt" style:font-name-complex="Arial4" style:font-size-complex="28pt"/>
    </style:style>
    <style:style style:name="T14" style:family="text">
      <style:text-properties style:font-name="Arial1" fo:font-size="22pt" fo:font-weight="bold" style:font-size-asian="22pt" style:font-weight-asian="bold" style:font-name-complex="Arial4"/>
    </style:style>
    <style:style style:name="T15" style:family="text">
      <style:text-properties fo:color="#127622" loext:opacity="100%" style:font-name="Arial3" fo:font-size="11pt" fo:font-weight="bold" style:font-weight-asian="bold" style:font-name-complex="Arial1" style:font-weight-complex="bold"/>
    </style:style>
    <style:style style:name="T16" style:family="text">
      <style:text-properties fo:color="#127622" loext:opacity="100%" style:font-name="Arial3" fo:font-size="11pt" fo:font-weight="bold" style:font-weight-asian="bold" style:font-weight-complex="bold"/>
    </style:style>
    <style:style style:name="T17" style:family="text">
      <style:text-properties fo:color="#127622" loext:opacity="100%" style:font-name="Arial3" fo:font-size="11pt"/>
    </style:style>
    <style:style style:name="T18" style:family="text">
      <style:text-properties fo:color="#127622" loext:opacity="100%" style:font-name="Arial3" fo:font-size="11pt" style:text-underline-style="solid" style:text-underline-width="auto" style:text-underline-color="font-color" fo:font-weight="bold" style:font-name-complex="Arial1"/>
    </style:style>
    <style:style style:name="T19" style:family="text">
      <style:text-properties style:font-name="Arial3" fo:font-size="11pt" style:font-name-complex="Arial1"/>
    </style:style>
    <style:style style:name="T20" style:family="text">
      <style:text-properties style:font-name="Arial3" fo:font-size="11pt" fo:font-weight="bold" style:font-weight-asian="bold" style:font-name-complex="Arial1" style:font-weight-complex="bold"/>
    </style:style>
    <style:style style:name="T21" style:family="text">
      <style:text-properties style:font-name="Arial3" fo:font-size="11pt" fo:font-style="italic" fo:font-weight="normal" style:font-style-asian="italic" style:font-weight-asian="normal" style:font-name-complex="Arial1" style:font-style-complex="italic" style:font-weight-complex="normal"/>
    </style:style>
    <style:style style:name="T22" style:family="text">
      <style:text-properties style:font-name="Arial3" fo:font-size="11pt" fo:font-style="normal" fo:font-weight="normal" style:font-style-asian="normal" style:font-weight-asian="normal" style:font-name-complex="Arial1" style:font-style-complex="normal" style:font-weight-complex="normal"/>
    </style:style>
    <style:style style:name="T23" style:family="text">
      <style:text-properties fo:color="#538135" loext:opacity="100%" style:font-name="Arial3" fo:font-size="11pt" fo:font-style="normal" fo:font-weight="bold" style:font-style-asian="normal" style:font-weight-asian="bold" style:font-name-complex="Arial1" style:font-style-complex="normal" style:font-weight-complex="bold"/>
    </style:style>
    <style:style style:name="T24" style:family="text">
      <style:text-properties style:font-name="Arial3" fo:font-size="11pt" fo:font-style="normal" fo:font-weight="bold" style:font-style-asian="normal" style:font-weight-asian="bold" style:font-name-complex="Arial1" style:font-style-complex="normal" style:font-weight-complex="bold"/>
    </style:style>
    <style:style style:name="T25" style:family="text">
      <style:text-properties fo:color="#127622" loext:opacity="100%" style:font-name="Arial3" fo:font-size="11pt" fo:font-style="normal" style:text-underline-style="solid" style:text-underline-width="auto" style:text-underline-color="font-color" fo:font-weight="bold" style:font-style-asian="normal" style:font-weight-asian="bold" style:font-name-complex="Arial1" style:font-style-complex="normal" style:font-weight-complex="bold"/>
    </style:style>
    <style:style style:name="T26" style:family="text">
      <style:text-properties style:font-name="Arial3" fo:font-size="11pt" fo:font-style="normal" fo:font-weight="bold" style:font-style-asian="normal" style:font-weight-asian="normal" style:font-name-complex="Arial1" style:font-style-complex="normal" style:font-weight-complex="normal"/>
    </style:style>
    <style:style style:name="T27" style:family="text">
      <style:text-properties style:font-name="Arial3" fo:font-size="11pt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8" style:family="text">
      <style:text-properties fo:color="#127622" loext:opacity="100%" style:font-name="Arial3" fo:font-size="11pt" fo:font-style="normal" style:text-underline-style="solid" style:text-underline-width="auto" style:text-underline-color="font-color" fo:font-weight="bold" style:font-style-asian="normal" style:font-weight-asian="normal" style:font-name-complex="Arial1" style:font-style-complex="normal" style:font-weight-complex="normal"/>
    </style:style>
    <style:style style:name="T29" style:family="text">
      <style:text-properties style:use-window-font-color="true" loext:opacity="0%" style:font-name="Arial3" fo:font-size="11pt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30" style:family="text">
      <style:text-properties style:font-name="Arial3" fo:font-size="11pt" fo:font-weight="bold" style:font-weight-asian="bold" style:font-weight-complex="bold"/>
    </style:style>
    <style:style style:name="T31" style:family="text">
      <style:text-properties style:font-name="Arial3" fo:font-size="11pt"/>
    </style:style>
    <style:style style:name="T32" style:family="text">
      <style:text-properties style:font-name="Arial3" fo:font-size="11pt" fo:font-weight="bold" style:font-name-complex="Arial1"/>
    </style:style>
    <style:style style:name="T33" style:family="text">
      <style:text-properties style:font-name="Arial3" fo:font-size="11pt" fo:font-style="italic" style:font-style-asian="italic" style:font-style-complex="italic"/>
    </style:style>
    <style:style style:name="T34" style:family="text">
      <style:text-properties style:font-name="Arial1" fo:font-size="11pt" fo:font-style="italic" style:font-style-asian="italic" style:font-name-complex="Arial1" style:font-style-complex="italic"/>
    </style:style>
    <style:style style:name="T35" style:family="text">
      <style:text-properties style:font-name="Arial3" fo:font-size="6pt" style:font-size-asian="6pt" style:font-size-complex="6pt"/>
    </style:style>
    <style:style style:name="Sect1" style:family="section">
      <style:section-properties style:editable="false">
        <style:columns fo:column-count="2">
          <style:column style:rel-width="13107*" fo:start-indent="0in" fo:end-indent="0in"/>
          <style:column style:rel-width="52428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13107*" fo:start-indent="0in" fo:end-indent="0in"/>
          <style:column style:rel-width="52428*" fo:start-indent="0in" fo:end-indent="0in"/>
        </style:columns>
      </style:section-properties>
    </style:style>
    <style:style style:name="gr1" style:family="graphic">
      <style:graphic-properties svg:stroke-width="0.0209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7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4">Ryan Yuzuki <text:s text:c="32"/></text:span><text:span text:style-name="T9"><text:s text:c="35"/></text:span><text:span text:style-name="T8">ryanyuzuki.com</text:span></text:p>
      <text:p text:style-name="P2"><draw:line text:anchor-type="paragraph" draw:z-index="1" draw:name="Line 3" draw:style-name="gr1" draw:text-style-name="P24" svg:x1="0.0098in" svg:y1="-0.0906in" svg:x2="7.5098in" svg:y2="-0.1008in"><text:p/></draw:line><draw:line text:anchor-type="paragraph" draw:z-index="3" draw:name="Line 1" draw:style-name="gr1" draw:text-style-name="P24" svg:x1="0.0098in" svg:y1="0.3031in" svg:x2="7.5098in" svg:y2="0.2929in"><text:p/></draw:line><draw:frame text:anchor-type="paragraph" draw:z-index="2" draw:name="Text Frame 1" draw:style-name="gr2" draw:text-style-name="P25" svg:width="7.5106in" svg:height="0.5732in" svg:x="0.0154in" svg:y="0.022in"><draw:text-box><text:p><text:span text:style-name="T31">Email: <text:s text:c="7"/></text:span><text:span text:style-name="T35"><text:s text:c="30"/></text:span><text:span text:style-name="T31"><text:s/>yuzukiryan@gmail.com</text:span></text:p></draw:text-box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4" draw:name="Text Frame 2" draw:style-name="gr2" draw:text-style-name="P23" svg:width="7.5106in" svg:height="0.6051in" svg:x="0.0154in" svg:y="-0.7654in"><draw:text-box><text:p text:style-name="P21"><text:span text:style-name="T15">EDUCATION</text:span><text:span text:style-name="T30"> </text:span><text:span text:style-name="T31"><text:s text:c="13"/></text:span><text:span text:style-name="T32">University of California, Riverside</text:span></text:p><text:p text:style-name="P22"><text:span text:style-name="T31"><text:tab/></text:span><text:span text:style-name="T31"><text:tab/></text:span><text:span text:style-name="T31"><text:tab/></text:span><text:span text:style-name="T31">B.S., Computer Science</text:span><text:span text:style-name="T31"><text:tab/></text:span><text:span text:style-name="T31"> </text:span><text:span text:style-name="T31"><text:tab/></text:span><text:span text:style-name="T31"> <text:s text:c="64"/></text:span><text:span text:style-name="T33">2015-</text:span><text:span text:style-name="T34">2019</text:span></text:p><text:p text:style-name="P22"><text:span text:style-name="T31"><text:tab/></text:span><text:span text:style-name="T31"><text:tab/></text:span><text:span text:style-name="T31"><text:tab/></text:span><text:span text:style-name="T31">Dean’s List, National Society of Collegiate Scholars</text:span></text:p></draw:text-box></draw:frame><draw:frame text:anchor-type="paragraph" draw:z-index="6" draw:name="Text Frame 3" draw:style-name="gr2" draw:text-style-name="P20" svg:width="7.5106in" svg:height="2.8205in" svg:x="0.0154in" svg:y="0.0575in"><draw:text-box><text:p text:style-name="P19"><text:span text:style-name="T15">TECHNICAL</text:span><text:span text:style-name="T16"> </text:span><text:span text:style-name="T17"><text:s text:c="13"/></text:span><text:span text:style-name="T18">Work History</text:span></text:p><text:p text:style-name="P19"><text:span text:style-name="T15">EXPERIENCE</text:span><text:span text:style-name="T19"><text:tab/></text:span><text:span text:style-name="T19"><text:tab/></text:span><text:span text:style-name="T19">• <text:s/></text:span><text:span text:style-name="T20">Software Engineer – Raytheon Technologies <text:s text:c="28"/></text:span><text:span text:style-name="T21">June 2018 - Present</text:span></text:p><text:p text:style-name="P19"><text:span text:style-name="T21"><text:s text:c="43"/>○ </text:span><text:span text:style-name="T22">&lt;replace stuff here&gt;</text:span></text:p><text:p text:style-name="P19"><text:span text:style-name="T21"><text:s text:c="43"/>○ </text:span><text:span text:style-name="T22">&lt;replace stuff here&gt;</text:span></text:p><text:p text:style-name="P19"><text:span text:style-name="T21"><text:s text:c="43"/>○ </text:span><text:span text:style-name="T22">&lt;replace stuff here&gt;</text:span></text:p><text:p text:style-name="P19"><text:span text:style-name="T23"><text:s text:c="21"/></text:span><text:span text:style-name="T24"><text:s/></text:span><text:span text:style-name="T22"><text:s text:c="13"/></text:span><text:span text:style-name="T25">Personal Projects</text:span></text:p><text:p text:style-name="P19"><text:span text:style-name="T26"><text:s text:c="35"/>• <text:s/></text:span><text:span text:style-name="T26">Personal Site </text:span><text:span text:style-name="T24">– ryanyuzuki.com <text:s text:c="48"/></text:span><text:span text:style-name="T21">March 2018 - Present</text:span></text:p><text:p text:style-name="P19"><text:span text:style-name="T21"><text:s text:c="43"/>○ </text:span><text:span text:style-name="T22">&lt;replace stuff here&gt;</text:span></text:p><text:p text:style-name="P19"><text:span text:style-name="T21"><text:s text:c="43"/>○ </text:span><text:span text:style-name="T22">&lt;replace stuff here&gt;</text:span></text:p><text:p text:style-name="P19"><text:span text:style-name="T26"><text:s text:c="35"/>• <text:s/></text:span><text:span text:style-name="T26">UCR Class Difficulty Database </text:span><text:span text:style-name="T24">– database.ryanyuzuki.com <text:s text:c="6"/></text:span><text:span text:style-name="T21">April 2017 - Present</text:span></text:p><text:p text:style-name="P19"><text:span text:style-name="T21"><text:s text:c="43"/>○ </text:span><text:span text:style-name="T22">&lt;replace stuff here&gt;</text:span></text:p><text:p text:style-name="P19"><text:span text:style-name="T21"><text:s text:c="43"/>○ </text:span><text:span text:style-name="T22">&lt;replace stuff here&gt;</text:span></text:p><text:p text:style-name="P19"><text:span text:style-name="T23"><text:s text:c="21"/></text:span><text:span text:style-name="T24"><text:s/></text:span><text:span text:style-name="T22"><text:s text:c="12"/></text:span><text:span text:style-name="T27"><text:s/></text:span><text:span text:style-name="T28">Languages/Software</text:span></text:p><text:p text:style-name="P19"><text:span text:style-name="T29"><text:s text:c="35"/>• <text:s/></text:span><text:span text:style-name="T29">UCR Class Difficulty Database – database.ryanyuzuki.com</text:span></text:p></draw:text-box></draw:frame><draw:line text:anchor-type="paragraph" draw:z-index="5" draw:name="Line 4" draw:style-name="gr1" draw:text-style-name="P18" svg:x1="0.0134in" svg:y1="-0.0713in" svg:x2="7.5429in" svg:y2="-0.0976in"><text:p/></draw:line><draw:line text:anchor-type="paragraph" draw:z-index="7" draw:name="Line 5" draw:style-name="gr1" draw:text-style-name="P18" svg:x1="0.0134in" svg:y1="2.9472in" svg:x2="7.5429in" svg:y2="2.9209in"><text:p/></draw:lin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Email: <text:s text:c="28"/></text:span><text:a xlink:type="simple" xlink:href="mailto:yuzukiryan@gmail.com" text:style-name="Internet_20_link" text:visited-style-name="Visited_20_Internet_20_Link"><text:span text:style-name="T6">yuzukiryan@gmail.com</text:span></text:a><text:span text:style-name="T13"> </text:span></text:p>
      <text:p text:style-name="P2"><draw:line text:anchor-type="paragraph" draw:z-index="0" draw:name="Line 2" draw:style-name="gr1" draw:text-style-name="P24" svg:x1="-0.0161in" svg:y1="-0.0339in" svg:x2="7.4839in" svg:y2="-0.0441in"><text:p/></draw:line><text:span text:style-name="T4">EDUCATION</text:span><text:span text:style-name="T7"><text:tab/><text:tab/></text:span><text:span text:style-name="T10">University of California, Riverside</text:span></text:p>
      <text:p text:style-name="P1"><text:span text:style-name="T11"><text:tab/><text:tab/><text:tab/>B.S., Computer Science<text:tab/> <text:tab/> <text:s text:c="64"/></text:span><text:span text:style-name="T12">June 2019</text:span></text:p>
      <text:p text:style-name="P13"><text:tab/><text:tab/><text:tab/>Dean’s List, National Society of Collegiate Scholars</text:p>
      <text:section text:style-name="Sect1" text:name="TextSection">
        <text:p text:style-name="P15">TECHNICAL EXPERIENCE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Coursework/Experience</text:p>
        <text:list xml:id="list1408412453" text:style-name="WWNum5">
          <text:list-item>
            <text:p text:style-name="P8">Software Engineering Intern – Raytheon (June - September 2018)</text:p>
            <text:list>
              <text:list-item>
                <text:p text:style-name="P10"><text:soft-page-break/>Used VectorCast and Wind River Workbench to unit test hand/autogenerated code to achieve modified statement/MCDC coverage as part of the JPALS software engineering team.</text:p>
              </text:list-item>
            </text:list>
          </text:list-item>
          <text:list-item>
            <text:p text:style-name="P8">CS100 – Software Construction</text:p>
            <text:list>
              <text:list-item>
                <text:p text:style-name="P10">Developed skills in implementation strategies, programming, debugging, performance evaluation, environment tools, and development processes.</text:p>
              </text:list-item>
            </text:list>
          </text:list-item>
          <text:list-item>
            <text:p text:style-name="P8">CS166 – Database Management Systems</text:p>
            <text:list>
              <text:list-item>
                <text:p text:style-name="P10">Covered the architecture, implementation and models of a DBMS</text:p>
              </text:list-item>
              <text:list-item>
                <text:p text:style-name="P10">Introduced query languages, mainly PostgreSQL</text:p>
              </text:list-item>
            </text:list>
          </text:list-item>
          <text:list-item>
            <text:p text:style-name="P8">CS180 – Software Engineering</text:p>
            <text:list>
              <text:list-item>
                <text:p text:style-name="P10">A study of software engineering techniques for the development, maintenance, and evolution of large scale software systems. </text:p>
              </text:list-item>
            </text:list>
          </text:list-item>
        </text:list>
        <text:p text:style-name="P4">Projects</text:p>
        <text:list xml:id="list3171422591" text:style-name="WWNum2">
          <text:list-item>
            <text:p text:style-name="P9">Rshell – C++</text:p>
            <text:list>
              <text:list-item>
                <text:p text:style-name="P11">Custom implementation of a Linux shell</text:p>
              </text:list-item>
              <text:list-item>
                <text:p text:style-name="P11">Implemented system calls, piping, forking</text:p>
              </text:list-item>
              <text:list-item>
                <text:p text:style-name="P11">https://github.com/ryuzu001/rshell</text:p>
              </text:list-item>
            </text:list>
          </text:list-item>
          <text:list-item>
            <text:p text:style-name="P9">/r/UCR subreddit stylesheet - CSS</text:p>
            <text:list>
              <text:list-item>
                <text:p text:style-name="P11">Custom styling for the UCR subreddit; over 9000 subscribed users</text:p>
              </text:list-item>
              <text:list-item>
                <text:p text:style-name="P11">https://ucr.reddit.com/about/stylesheet</text:p>
              </text:list-item>
            </text:list>
          </text:list-item>
          <text:list-item>
            <text:p text:style-name="P9">Ray Tracer – C++</text:p>
            <text:list>
              <text:list-item>
                <text:p text:style-name="P11">Rendering of 3D objects in a 2D environment using OpenGL</text:p>
              </text:list-item>
              <text:list-item>
                <text:p text:style-name="P11">Implemented reflection, refraction and Phong shading</text:p>
              </text:list-item>
              <text:list-item>
                <text:p text:style-name="P11">https://github.com/ryuzu001/ray_tracer</text:p>
              </text:list-item>
            </text:list>
          </text:list-item>
        </text:list>
        <text:p text:style-name="P4">Languages/Software</text:p>
        <text:list xml:id="list102704008" text:style-name="WWNum3">
          <text:list-item>
            <text:p text:style-name="P6"><text:span text:style-name="T10">Comfortable: </text:span><text:span text:style-name="T11">C/C++, Microsoft Office, Windows/Linux, Adobe Photoshop</text:span></text:p>
          </text:list-item>
          <text:list-item>
            <text:p text:style-name="P6"><text:span text:style-name="T10">Familiar: </text:span><text:span text:style-name="T11">Python, Java, PostgreSQL, HTML, CSS, Vi/Vim, Git/Github, ClearCase</text:span></text:p>
          </text:list-item>
        </text:list>
      </text:section>
      <text:section text:style-name="Sect2" text:name="Section1">
        <text:p text:style-name="P3"/>
      </text:section>
      <text:section text:style-name="Sect3" text:name="Section2">
        <text:p text:style-name="P15">ADDITIONAL EXPERIENCE</text:p>
        <text:p text:style-name="P5"/>
        <text:p text:style-name="P5"/>
        <text:p text:style-name="P5"/>
        <text:p text:style-name="P5"/>
        <text:p text:style-name="P5"/>
        <text:p text:style-name="P4">Awards/Leadership</text:p>
        <text:list xml:id="list3499536085" text:style-name="WWNum4">
          <text:list-item>
            <text:p text:style-name="P7"><text:span text:style-name="T10">Eagle Scout</text:span><text:span text:style-name="T11"><text:tab/><text:tab/><text:tab/><text:tab/><text:tab/><text:tab/><text:tab/><text:tab/> </text:span><text:span text:style-name="T12">August 2014</text:span></text:p>
            <text:list>
              <text:list-item>
                <text:p text:style-name="P12">Eagle Scout project was to organize, plan and lead scouts/parents to renovate two playground equipment rooms. </text:p>
              </text:list-item>
            </text:list>
          </text:list-item>
          <text:list-item>
            <text:p text:style-name="P7"><text:span text:style-name="T10">Merit Badge Counselor <text:tab/><text:tab/><text:tab/><text:tab/> <text:s text:c="5"/></text:span><text:span text:style-name="T12">June 2016 – August 2017</text:span></text:p>
            <text:list>
              <text:list-item>
                <text:p text:style-name="P12">Instructed and led groups of Boy Scouts through curriculum required to earn Eagle required merit badges (Citizenship in the Nation)</text:p>
              </text:list-item>
              <text:list-item>
                <text:p text:style-name="P12">Office work, such as scheduling classes and check-in for scouts.</text:p>
              </text:list-item>
              <text:list-item>
                <text:p text:style-name="P12">Spotter for the pool and waterfront to prevent drowning</text:p>
              </text:list-item>
              <text:list-item>
                <text:p text:style-name="P12">Food prep and service for overnight campers.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4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yan</meta:initial-creator>
    <meta:editing-cycles>197</meta:editing-cycles>
    <meta:print-date>2018-05-06T04:52:00</meta:print-date>
    <meta:creation-date>2018-03-18T21:44:00</meta:creation-date>
    <dc:date>2022-05-17T20:15:54.394000000</dc:date>
    <meta:editing-duration>PT22H12M40S</meta:editing-duration>
    <meta:generator>LibreOffice/7.3.3.2$Windows_X86_64 LibreOffice_project/d1d0ea68f081ee2800a922cac8f79445e4603348</meta:generator>
    <meta:document-statistic meta:table-count="0" meta:image-count="0" meta:object-count="0" meta:page-count="2" meta:paragraph-count="40" meta:word-count="285" meta:character-count="2236" meta:non-whitespace-character-count="1823"/>
    <meta:user-defined meta:name="AppVersion">16.0000</meta:user-defined>
    <meta:template xlink:type="simple" xlink:actuate="onRequest" xlink:title="Normal" xlink:href=""/>
  </office:meta>
</office:document-meta>
</file>